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8.0105"/>
          <table:table-cell office:value-type="float" office:value="13.1"/>
          <table:table-cell office:value-type="float" office:value="11.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182.0"/>
          <table:table-cell office:value-type="float" office:value="500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6961"/>
          <table:table-cell office:value-type="float" office:value="3.407"/>
          <table:table-cell office:value-type="float" office:value="1.9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23.0"/>
          <table:table-cell office:value-type="float" office:value="500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89657"/>
          <table:table-cell office:value-type="float" office:value="1.59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00.0"/>
          <table:table-cell office:value-type="float" office:value="211558.0"/>
          <table:table-cell office:value-type="float" office:value="816030.0"/>
          <table:table-cell office:value-type="float" office:value="191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4.8233"/>
          <table:table-cell office:value-type="float" office:value="10.081"/>
          <table:table-cell office:value-type="float" office:value="8.61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21412.0"/>
          <table:table-cell office:value-type="float" office:value="500.0"/>
          <table:table-cell office:value-type="float" office:value="212058.0"/>
          <table:table-cell office:value-type="float" office:value="817571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3821"/>
          <table:table-cell office:value-type="float" office:value="4.251"/>
          <table:table-cell office:value-type="float" office:value="2.75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79.0"/>
          <table:table-cell office:value-type="float" office:value="500.0"/>
          <table:table-cell office:value-type="float" office:value="212058.0"/>
          <table:table-cell office:value-type="float" office:value="817571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92291"/>
          <table:table-cell office:value-type="float" office:value="1.63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500.0"/>
          <table:table-cell office:value-type="float" office:value="211558.0"/>
          <table:table-cell office:value-type="float" office:value="816031.0"/>
          <table:table-cell office:value-type="float" office:value="191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8.5886"/>
          <table:table-cell office:value-type="float" office:value="13.866"/>
          <table:table-cell office:value-type="float" office:value="12.29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75.0"/>
          <table:table-cell office:value-type="float" office:value="500.0"/>
          <table:table-cell office:value-type="float" office:value="212058.0"/>
          <table:table-cell office:value-type="float" office:value="817570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2805"/>
          <table:table-cell office:value-type="float" office:value="5.475"/>
          <table:table-cell office:value-type="float" office:value="4.0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8658.0"/>
          <table:table-cell office:value-type="float" office:value="500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81995"/>
          <table:table-cell office:value-type="float" office:value="1.33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5.0"/>
          <table:table-cell office:value-type="float" office:value="500.0"/>
          <table:table-cell office:value-type="float" office:value="211558.0"/>
          <table:table-cell office:value-type="float" office:value="816030.0"/>
          <table:table-cell office:value-type="float" office:value="1912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3.8259"/>
          <table:table-cell office:value-type="float" office:value="9.009"/>
          <table:table-cell office:value-type="float" office:value="7.4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0.0"/>
          <table:table-cell office:value-type="float" office:value="500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326"/>
          <table:table-cell office:value-type="float" office:value="11.139"/>
          <table:table-cell office:value-type="float" office:value="9.6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94.0"/>
          <table:table-cell office:value-type="float" office:value="500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6405"/>
          <table:table-cell office:value-type="float" office:value="1.714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500.0"/>
          <table:table-cell office:value-type="float" office:value="211558.0"/>
          <table:table-cell office:value-type="float" office:value="816030.0"/>
          <table:table-cell office:value-type="float" office:value="191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1.0559"/>
          <table:table-cell office:value-type="float" office:value="56.373"/>
          <table:table-cell office:value-type="float" office:value="54.84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58486.0"/>
          <table:table-cell office:value-type="float" office:value="500.0"/>
          <table:table-cell office:value-type="float" office:value="212058.0"/>
          <table:table-cell office:value-type="float" office:value="817571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9235"/>
          <table:table-cell office:value-type="float" office:value="3.344"/>
          <table:table-cell office:value-type="float" office:value="1.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97.0"/>
          <table:table-cell office:value-type="float" office:value="500.0"/>
          <table:table-cell office:value-type="float" office:value="212058.0"/>
          <table:table-cell office:value-type="float" office:value="817571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78986"/>
          <table:table-cell office:value-type="float" office:value="2.411"/>
          <table:table-cell office:value-type="float" office:value="0.8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594.0"/>
          <table:table-cell office:value-type="float" office:value="500.0"/>
          <table:table-cell office:value-type="float" office:value="211558.0"/>
          <table:table-cell office:value-type="float" office:value="816031.0"/>
          <table:table-cell office:value-type="float" office:value="1912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9.72707"/>
          <table:table-cell office:value-type="float" office:value="5.014"/>
          <table:table-cell office:value-type="float" office:value="3.35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611.0"/>
          <table:table-cell office:value-type="float" office:value="500.0"/>
          <table:table-cell office:value-type="float" office:value="241180.0"/>
          <table:table-cell office:value-type="float" office:value="927400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1053"/>
          <table:table-cell office:value-type="float" office:value="2.761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054.0"/>
          <table:table-cell office:value-type="float" office:value="500.0"/>
          <table:table-cell office:value-type="float" office:value="241180.0"/>
          <table:table-cell office:value-type="float" office:value="927400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8281"/>
          <table:table-cell office:value-type="float" office:value="1.80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500.0"/>
          <table:table-cell office:value-type="float" office:value="240680.0"/>
          <table:table-cell office:value-type="float" office:value="925860.0"/>
          <table:table-cell office:value-type="float" office:value="204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4.7793"/>
          <table:table-cell office:value-type="float" office:value="10.013"/>
          <table:table-cell office:value-type="float" office:value="8.39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830.0"/>
          <table:table-cell office:value-type="float" office:value="500.0"/>
          <table:table-cell office:value-type="float" office:value="241180.0"/>
          <table:table-cell office:value-type="float" office:value="927400.0"/>
          <table:table-cell office:value-type="float" office:value="204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2227"/>
          <table:table-cell office:value-type="float" office:value="6.427"/>
          <table:table-cell office:value-type="float" office:value="4.81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79.0"/>
          <table:table-cell office:value-type="float" office:value="500.0"/>
          <table:table-cell office:value-type="float" office:value="241180.0"/>
          <table:table-cell office:value-type="float" office:value="927400.0"/>
          <table:table-cell office:value-type="float" office:value="203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572"/>
          <table:table-cell office:value-type="float" office:value="1.81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500.0"/>
          <table:table-cell office:value-type="float" office:value="240680.0"/>
          <table:table-cell office:value-type="float" office:value="925860.0"/>
          <table:table-cell office:value-type="float" office:value="2048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2.6614"/>
          <table:table-cell office:value-type="float" office:value="7.835"/>
          <table:table-cell office:value-type="float" office:value="6.16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16939.0"/>
          <table:table-cell office:value-type="float" office:value="500.0"/>
          <table:table-cell office:value-type="float" office:value="241180.0"/>
          <table:table-cell office:value-type="float" office:value="927401.0"/>
          <table:table-cell office:value-type="float" office:value="20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7885"/>
          <table:table-cell office:value-type="float" office:value="5.946"/>
          <table:table-cell office:value-type="float" office:value="4.23"/>
          <table:table-cell office:value-type="float" office:value="1.0"/>
          <table:table-cell office:value-type="float" office:value="0.0"/>
          <table:table-cell office:value-type="float" office:value="34.0"/>
          <table:table-cell office:value-type="float" office:value="7223.0"/>
          <table:table-cell office:value-type="float" office:value="500.0"/>
          <table:table-cell office:value-type="float" office:value="241180.0"/>
          <table:table-cell office:value-type="float" office:value="927401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12248"/>
          <table:table-cell office:value-type="float" office:value="1.866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500.0"/>
          <table:table-cell office:value-type="float" office:value="240680.0"/>
          <table:table-cell office:value-type="float" office:value="925861.0"/>
          <table:table-cell office:value-type="float" office:value="2044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1.8737"/>
          <table:table-cell office:value-type="float" office:value="27.116"/>
          <table:table-cell office:value-type="float" office:value="25.4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2778.0"/>
          <table:table-cell office:value-type="float" office:value="500.0"/>
          <table:table-cell office:value-type="float" office:value="241180.0"/>
          <table:table-cell office:value-type="float" office:value="927402.0"/>
          <table:table-cell office:value-type="float" office:value="2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3472"/>
          <table:table-cell office:value-type="float" office:value="8.698"/>
          <table:table-cell office:value-type="float" office:value="7.07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24075.0"/>
          <table:table-cell office:value-type="float" office:value="500.0"/>
          <table:table-cell office:value-type="float" office:value="241180.0"/>
          <table:table-cell office:value-type="float" office:value="927402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7515"/>
          <table:table-cell office:value-type="float" office:value="1.807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500.0"/>
          <table:table-cell office:value-type="float" office:value="240680.0"/>
          <table:table-cell office:value-type="float" office:value="925862.0"/>
          <table:table-cell office:value-type="float" office:value="2047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5.118"/>
          <table:table-cell office:value-type="float" office:value="10.402"/>
          <table:table-cell office:value-type="float" office:value="8.79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5297.0"/>
          <table:table-cell office:value-type="float" office:value="500.0"/>
          <table:table-cell office:value-type="float" office:value="241180.0"/>
          <table:table-cell office:value-type="float" office:value="927402.0"/>
          <table:table-cell office:value-type="float" office:value="203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1597"/>
          <table:table-cell office:value-type="float" office:value="5.433"/>
          <table:table-cell office:value-type="float" office:value="3.78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1466.0"/>
          <table:table-cell office:value-type="float" office:value="500.0"/>
          <table:table-cell office:value-type="float" office:value="241180.0"/>
          <table:table-cell office:value-type="float" office:value="927402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2921"/>
          <table:table-cell office:value-type="float" office:value="1.921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500.0"/>
          <table:table-cell office:value-type="float" office:value="240680.0"/>
          <table:table-cell office:value-type="float" office:value="925862.0"/>
          <table:table-cell office:value-type="float" office:value="2047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3.7584"/>
          <table:table-cell office:value-type="float" office:value="9.066"/>
          <table:table-cell office:value-type="float" office:value="8.54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1388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2073"/>
          <table:table-cell office:value-type="float" office:value="18.48"/>
          <table:table-cell office:value-type="float" office:value="17.99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91349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0805"/>
          <table:table-cell office:value-type="float" office:value="0.56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250.0"/>
          <table:table-cell office:value-type="float" office:value="70450.0"/>
          <table:table-cell office:value-type="float" office:value="26862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9.29122"/>
          <table:table-cell office:value-type="float" office:value="4.613"/>
          <table:table-cell office:value-type="float" office:value="4.12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365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1973"/>
          <table:table-cell office:value-type="float" office:value="1.058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533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7795"/>
          <table:table-cell office:value-type="float" office:value="0.48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250.0"/>
          <table:table-cell office:value-type="float" office:value="70450.0"/>
          <table:table-cell office:value-type="float" office:value="268627.0"/>
          <table:table-cell office:value-type="float" office:value="1347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.4049"/>
          <table:table-cell office:value-type="float" office:value="7.748"/>
          <table:table-cell office:value-type="float" office:value="7.18"/>
          <table:table-cell office:value-type="float" office:value="0.0"/>
          <table:table-cell office:value-type="float" office:value="0.0"/>
          <table:table-cell office:value-type="float" office:value="119.0"/>
          <table:table-cell office:value-type="float" office:value="31655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3876"/>
          <table:table-cell office:value-type="float" office:value="1.634"/>
          <table:table-cell office:value-type="float" office:value="1.16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680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8588"/>
          <table:table-cell office:value-type="float" office:value="0.50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50.0"/>
          <table:table-cell office:value-type="float" office:value="70450.0"/>
          <table:table-cell office:value-type="float" office:value="26862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2.0076"/>
          <table:table-cell office:value-type="float" office:value="7.197"/>
          <table:table-cell office:value-type="float" office:value="6.74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572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3071"/>
          <table:table-cell office:value-type="float" office:value="1.116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191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0046"/>
          <table:table-cell office:value-type="float" office:value="0.51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50.0"/>
          <table:table-cell office:value-type="float" office:value="70450.0"/>
          <table:table-cell office:value-type="float" office:value="26862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6.40957"/>
          <table:table-cell office:value-type="float" office:value="1.693"/>
          <table:table-cell office:value-type="float" office:value="1.21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5126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7682"/>
          <table:table-cell office:value-type="float" office:value="4.602"/>
          <table:table-cell office:value-type="float" office:value="4.14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052.0"/>
          <table:table-cell office:value-type="float" office:value="250.0"/>
          <table:table-cell office:value-type="float" office:value="70700.0"/>
          <table:table-cell office:value-type="float" office:value="269397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009"/>
          <table:table-cell office:value-type="float" office:value="0.47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.0"/>
          <table:table-cell office:value-type="float" office:value="70450.0"/>
          <table:table-cell office:value-type="float" office:value="26862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6.4901"/>
          <table:table-cell office:value-type="float" office:value="11.011"/>
          <table:table-cell office:value-type="float" office:value="8.66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19747.0"/>
          <table:table-cell office:value-type="float" office:value="500.0"/>
          <table:table-cell office:value-type="float" office:value="195700.0"/>
          <table:table-cell office:value-type="float" office:value="755293.0"/>
          <table:table-cell office:value-type="float" office:value="1797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1504"/>
          <table:table-cell office:value-type="float" office:value="5.498"/>
          <table:table-cell office:value-type="float" office:value="4.15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30.0"/>
          <table:table-cell office:value-type="float" office:value="500.0"/>
          <table:table-cell office:value-type="float" office:value="195700.0"/>
          <table:table-cell office:value-type="float" office:value="755293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4026"/>
          <table:table-cell office:value-type="float" office:value="1.073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500.0"/>
          <table:table-cell office:value-type="float" office:value="195200.0"/>
          <table:table-cell office:value-type="float" office:value="753753.0"/>
          <table:table-cell office:value-type="float" office:value="1806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9.82742"/>
          <table:table-cell office:value-type="float" office:value="4.975"/>
          <table:table-cell office:value-type="float" office:value="3.74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1535.0"/>
          <table:table-cell office:value-type="float" office:value="500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7944"/>
          <table:table-cell office:value-type="float" office:value="3.405"/>
          <table:table-cell office:value-type="float" office:value="2.11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16.0"/>
          <table:table-cell office:value-type="float" office:value="500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5234"/>
          <table:table-cell office:value-type="float" office:value="1.30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500.0"/>
          <table:table-cell office:value-type="float" office:value="195200.0"/>
          <table:table-cell office:value-type="float" office:value="753752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9.00518"/>
          <table:table-cell office:value-type="float" office:value="4.144"/>
          <table:table-cell office:value-type="float" office:value="2.9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828.0"/>
          <table:table-cell office:value-type="float" office:value="500.0"/>
          <table:table-cell office:value-type="float" office:value="195700.0"/>
          <table:table-cell office:value-type="float" office:value="755292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2152"/>
          <table:table-cell office:value-type="float" office:value="12.525"/>
          <table:table-cell office:value-type="float" office:value="11.26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2732.0"/>
          <table:table-cell office:value-type="float" office:value="500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51577"/>
          <table:table-cell office:value-type="float" office:value="1.307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500.0"/>
          <table:table-cell office:value-type="float" office:value="195200.0"/>
          <table:table-cell office:value-type="float" office:value="753752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7.6771"/>
          <table:table-cell office:value-type="float" office:value="43.013"/>
          <table:table-cell office:value-type="float" office:value="41.66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3023.0"/>
          <table:table-cell office:value-type="float" office:value="500.0"/>
          <table:table-cell office:value-type="float" office:value="195700.0"/>
          <table:table-cell office:value-type="float" office:value="755292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9566"/>
          <table:table-cell office:value-type="float" office:value="4.605"/>
          <table:table-cell office:value-type="float" office:value="3.42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9.0"/>
          <table:table-cell office:value-type="float" office:value="500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43616"/>
          <table:table-cell office:value-type="float" office:value="1.21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500.0"/>
          <table:table-cell office:value-type="float" office:value="195200.0"/>
          <table:table-cell office:value-type="float" office:value="753752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1.846"/>
          <table:table-cell office:value-type="float" office:value="7.002"/>
          <table:table-cell office:value-type="float" office:value="5.75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9744.0"/>
          <table:table-cell office:value-type="float" office:value="500.0"/>
          <table:table-cell office:value-type="float" office:value="195700.0"/>
          <table:table-cell office:value-type="float" office:value="755294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8249"/>
          <table:table-cell office:value-type="float" office:value="13.056"/>
          <table:table-cell office:value-type="float" office:value="11.85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41642.0"/>
          <table:table-cell office:value-type="float" office:value="500.0"/>
          <table:table-cell office:value-type="float" office:value="195700.0"/>
          <table:table-cell office:value-type="float" office:value="755294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44378"/>
          <table:table-cell office:value-type="float" office:value="1.545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500.0"/>
          <table:table-cell office:value-type="float" office:value="195200.0"/>
          <table:table-cell office:value-type="float" office:value="753754.0"/>
          <table:table-cell office:value-type="float" office:value="1806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4.84225"/>
          <table:table-cell office:value-type="float" office:value="0.2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5396"/>
          <table:table-cell office:value-type="float" office:value="0.28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8666"/>
          <table:table-cell office:value-type="float" office:value="0.1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2398.0"/>
          <table:table-cell office:value-type="float" office:value="85527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4.96803"/>
          <table:table-cell office:value-type="float" office:value="0.22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5961"/>
          <table:table-cell office:value-type="float" office:value="0.31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8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8246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91519"/>
          <table:table-cell office:value-type="float" office:value="0.2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851"/>
          <table:table-cell office:value-type="float" office:value="0.2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61663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94041"/>
          <table:table-cell office:value-type="float" office:value="0.19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8669"/>
          <table:table-cell office:value-type="float" office:value="0.2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62205"/>
          <table:table-cell office:value-type="float" office:value="0.1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.85632"/>
          <table:table-cell office:value-type="float" office:value="0.19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82"/>
          <table:table-cell office:value-type="float" office:value="0.2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100.0"/>
          <table:table-cell office:value-type="float" office:value="22498.0"/>
          <table:table-cell office:value-type="float" office:value="8583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8741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